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55b2" officeooo:paragraph-rsid="000655b2"/>
    </style:style>
    <style:style style:name="P2" style:family="paragraph" style:parent-style-name="Standard">
      <style:text-properties officeooo:rsid="000b13f9" officeooo:paragraph-rsid="000b13f9"/>
    </style:style>
    <style:style style:name="P3" style:family="paragraph" style:parent-style-name="Standard">
      <style:text-properties officeooo:rsid="000eb10a" officeooo:paragraph-rsid="000eb10a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55b2" officeooo:paragraph-rsid="0015966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55b2" officeooo:paragraph-rsid="001844b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55b2" officeooo:paragraph-rsid="000c703b" style:font-weight-asian="bold" style:font-weight-complex="bold"/>
    </style:style>
    <style:style style:name="P7" style:family="paragraph" style:parent-style-name="Standard">
      <style:text-properties officeooo:rsid="00203011" officeooo:paragraph-rsid="00203011"/>
    </style:style>
    <style:style style:name="P8" style:family="paragraph" style:parent-style-name="Standard">
      <style:text-properties officeooo:rsid="00212de4" officeooo:paragraph-rsid="00212de4"/>
    </style:style>
    <style:style style:name="P9" style:family="paragraph" style:parent-style-name="Standard" style:list-style-name="L1">
      <style:text-properties officeooo:paragraph-rsid="001844bc"/>
    </style:style>
    <style:style style:name="P10" style:family="paragraph" style:parent-style-name="Standard" style:list-style-name="L2">
      <style:text-properties officeooo:paragraph-rsid="001844bc"/>
    </style:style>
    <style:style style:name="P11" style:family="paragraph" style:parent-style-name="Standard" style:list-style-name="L3">
      <style:text-properties officeooo:rsid="00103369" officeooo:paragraph-rsid="00103369"/>
    </style:style>
    <style:style style:name="P12" style:family="paragraph" style:parent-style-name="Standard" style:list-style-name="L4">
      <style:text-properties officeooo:paragraph-rsid="00159666"/>
    </style:style>
    <style:style style:name="P13" style:family="paragraph" style:parent-style-name="Standard" style:list-style-name="L4">
      <style:text-properties officeooo:paragraph-rsid="000655b2"/>
    </style:style>
    <style:style style:name="P14" style:family="paragraph" style:parent-style-name="Standard" style:list-style-name="L5">
      <style:text-properties officeooo:rsid="001c40e6" officeooo:paragraph-rsid="001c40e6"/>
    </style:style>
    <style:style style:name="P15" style:family="paragraph" style:parent-style-name="Standard" style:list-style-name="L5">
      <style:text-properties officeooo:rsid="001dd8df" officeooo:paragraph-rsid="001dd8df"/>
    </style:style>
    <style:style style:name="P16" style:family="paragraph" style:parent-style-name="Standard" style:list-style-name="L6">
      <style:text-properties officeooo:rsid="000655b2" officeooo:paragraph-rsid="000c703b"/>
    </style:style>
    <style:style style:name="P17" style:family="paragraph" style:parent-style-name="Standard" style:list-style-name="L6">
      <style:text-properties officeooo:rsid="000c703b" officeooo:paragraph-rsid="000c703b"/>
    </style:style>
    <style:style style:name="P18" style:family="paragraph" style:parent-style-name="Standard" style:list-style-name="L6">
      <style:text-properties officeooo:rsid="000c703b" officeooo:paragraph-rsid="002269de"/>
    </style:style>
    <style:style style:name="P19" style:family="paragraph" style:parent-style-name="Standard" style:list-style-name="L6">
      <style:text-properties officeooo:rsid="000eb10a" officeooo:paragraph-rsid="000eb10a"/>
    </style:style>
    <style:style style:name="P20" style:family="paragraph" style:parent-style-name="Standard" style:list-style-name="L6">
      <style:text-properties officeooo:rsid="000eb10a" officeooo:paragraph-rsid="002269de"/>
    </style:style>
    <style:style style:name="P21" style:family="paragraph" style:parent-style-name="Standard">
      <style:text-properties officeooo:rsid="00212de4" officeooo:paragraph-rsid="00212de4"/>
    </style:style>
    <style:style style:name="P22" style:family="paragraph" style:parent-style-name="Standard">
      <style:text-properties officeooo:rsid="002269de" officeooo:paragraph-rsid="002269de"/>
    </style:style>
    <style:style style:name="P23" style:family="paragraph" style:parent-style-name="Standard" style:list-style-name="L6">
      <style:text-properties officeooo:rsid="002269de" officeooo:paragraph-rsid="002269de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655b2" officeooo:paragraph-rsid="002269de" style:font-weight-asian="bold" style:font-weight-complex="bold"/>
    </style:style>
    <style:style style:name="T1" style:family="text">
      <style:text-properties officeooo:rsid="0007da45"/>
    </style:style>
    <style:style style:name="T2" style:family="text">
      <style:text-properties officeooo:rsid="00093948"/>
    </style:style>
    <style:style style:name="T3" style:family="text">
      <style:text-properties officeooo:rsid="0009fc83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officeooo:rsid="000c5a08"/>
    </style:style>
    <style:style style:name="T6" style:family="text">
      <style:text-properties officeooo:rsid="000c703b"/>
    </style:style>
    <style:style style:name="T7" style:family="text">
      <style:text-properties officeooo:rsid="000eb10a"/>
    </style:style>
    <style:style style:name="T8" style:family="text">
      <style:text-properties officeooo:rsid="0012ee50"/>
    </style:style>
    <style:style style:name="T9" style:family="text">
      <style:text-properties officeooo:rsid="0013f87b"/>
    </style:style>
    <style:style style:name="T10" style:family="text">
      <style:text-properties officeooo:rsid="00159666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eb10a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c40e6" style:font-weight-asian="bold" style:font-weight-complex="bold"/>
    </style:style>
    <style:style style:name="T14" style:family="text">
      <style:text-properties officeooo:rsid="0015b7d7"/>
    </style:style>
    <style:style style:name="T15" style:family="text">
      <style:text-properties officeooo:rsid="001659e1"/>
    </style:style>
    <style:style style:name="T16" style:family="text">
      <style:text-properties officeooo:rsid="001844bc"/>
    </style:style>
    <style:style style:name="T17" style:family="text">
      <style:text-properties officeooo:rsid="001a08e0"/>
    </style:style>
    <style:style style:name="T18" style:family="text">
      <style:text-properties officeooo:rsid="001a6b3b"/>
    </style:style>
    <style:style style:name="T19" style:family="text">
      <style:text-properties officeooo:rsid="001c40e6"/>
    </style:style>
    <style:style style:name="T20" style:family="text">
      <style:text-properties officeooo:rsid="002269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’utilisateur doit trouver ce qu’il veut en <text:span text:style-name="T4">3 clics</text:span></text:p>
      <text:p text:style-name="P1"/>
      <text:p text:style-name="P1"/>
      <text:p text:style-name="P5">- <text:span text:style-name="T16">Connexion :</text:span></text:p>
      <text:list xml:id="list387459386" text:style-name="L1">
        <text:list-item>
          <text:p text:style-name="P9"><text:span text:style-name="T16">O</text:span><text:span text:style-name="T3">uvre une pop-up pour se connecter</text:span></text:p>
        </text:list-item>
      </text:list>
      <text:p text:style-name="P1"/>
      <text:p text:style-name="P5">- <text:span text:style-name="T1">Barre de nouveauté :</text:span></text:p>
      <text:list xml:id="list2258645501" text:style-name="L2">
        <text:list-item>
          <text:p text:style-name="P10"><text:span text:style-name="T16">D</text:span><text:span text:style-name="T1">iaporama (cf dans dossier Mon site)</text:span></text:p>
        </text:list-item>
      </text:list>
      <text:p text:style-name="P1"/>
      <text:p text:style-name="P1"><text:span text:style-name="T11">-</text:span><text:span text:style-name="T12">Page d’accuei</text:span><text:span text:style-name="T7">l :</text:span></text:p>
      <text:list xml:id="list1536900600" text:style-name="L3">
        <text:list-item>
          <text:p text:style-name="P11"><text:span text:style-name="T17">B</text:span>annière opaque, rien ne passe derrière</text:p>
          <text:p text:style-name="P11"/>
        </text:list-item>
      </text:list>
      <text:p text:style-name="P4">-<text:span text:style-name="T2">Dans la barre de nav :</text:span></text:p>
      <text:list xml:id="list4130922230" text:style-name="L4">
        <text:list-item>
          <text:p text:style-name="P12"><text:span text:style-name="T18">C</text:span><text:span text:style-name="T2">haque série renvoie à la </text:span><text:span text:style-name="T3">page</text:span><text:span text:style-name="T2"> par série (ex : si je clique sur </text:span><text:span text:style-name="T15">B</text:span><text:span text:style-name="T2">leach, ça envoie sur la page de </text:span><text:span text:style-name="T15">B</text:span><text:span text:style-name="T2">leach </text:span><text:span text:style-name="T3">avec un lien qui mène vers la recherche</text:span><text:span text:style-name="T5">)</text:span></text:p>
        </text:list-item>
        <text:list-item>
          <text:p text:style-name="P13"><text:span text:style-name="T18">M</text:span><text:span text:style-name="T10">enu déroulant qui s’affiche quand on clique dessus, puis ça mène à la page</text:span></text:p>
        </text:list-item>
      </text:list>
      <text:p text:style-name="P3"/>
      <text:p text:style-name="P3"><text:span text:style-name="T11">-</text:span><text:span text:style-name="T13">Dans la page de connexion </text:span><text:span text:style-name="T19">:</text:span></text:p>
      <text:list xml:id="list2768656866" text:style-name="L5">
        <text:list-item>
          <text:p text:style-name="P14">faire un formulaire</text:p>
        </text:list-item>
        <text:list-item>
          <text:p text:style-name="P14">récupérer les données et les vérifier puis les intégrer dans ma BDD</text:p>
        </text:list-item>
        <text:list-item>
          <text:p text:style-name="P15">afficher le tout dans une page de profil type</text:p>
        </text:list-item>
      </text:list>
      <text:p text:style-name="P3"/>
      <text:p text:style-name="P6">- <text:span text:style-name="T5">Sur le Profil :</text:span></text:p>
      <text:list xml:id="list2451709052" text:style-name="L6">
        <text:list-item>
          <text:p text:style-name="P16"><text:span text:style-name="T6">Modification</text:span><text:span text:style-name="T5"> de l’avatar par pop-up</text:span></text:p>
        </text:list-item>
        <text:list-item>
          <text:p text:style-name="P17">Supprimer &gt; checkbox et message « Êtes-vous sûr de vouloir supprimer ? »</text:p>
        </text:list-item>
        <text:list-item>
          <text:p text:style-name="P17">Nouveau Message &gt; page de nouveau message</text:p>
        </text:list-item>
        <text:list-item>
          <text:p text:style-name="P19"><text:span text:style-name="T14">A</text:span><text:span text:style-name="T8">ligner en colonne les icônes</text:span></text:p>
        </text:list-item>
        <text:list-item>
          <text:p text:style-name="P19"><text:span text:style-name="T14">M</text:span><text:span text:style-name="T9">ettre en place un système de message à la FB</text:span></text:p>
        </text:list-item>
      </text:list>
      <text:p text:style-name="P24"/>
      <text:p text:style-name="P24">- <text:span text:style-name="T20">Maquettage</text:span><text:span text:style-name="T5"> :</text:span></text:p>
      <text:list xml:id="list150049709419121" text:continue-numbering="true" text:style-name="L6">
        <text:list-item>
          <text:p text:style-name="P23">faire la version mobile à présenter</text:p>
        </text:list-item>
        <text:list-item>
          <text:p text:style-name="P23">faire la version mobile réelle à présenter</text:p>
        </text:list-item>
      </text:list>
      <text:p text:style-name="P3">--------------------------------------------------------------------------------------------------------------------</text:p>
      <text:p text:style-name="P3"/>
      <text:p text:style-name="P7">Utiliser l’exemple de l’exo 3 pour remplir le formulaire d’inscription, de récupération des données et d’affichage</text:p>
      <text:p text:style-name="P8">une page d’inscription avec insertion des données</text:p>
      <text:p text:style-name="P8">une page profil avec récupération des données et affichage des données</text:p>
      <text:p text:style-name="P8"/>
      <text:p text:style-name="P2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5T15:00:48.436000000</dc:date>
    <meta:editing-duration>PT7H34M28S</meta:editing-duration>
    <meta:editing-cycles>24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8" meta:word-count="230" meta:character-count="1308" meta:non-whitespace-character-count="1121"/>
  </office:meta>
</office:document-meta>
</file>